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Tahoma1" svg:font-family="Tahoma"/>
    <style:font-face style:name="宋体2" svg:font-family="宋体"/>
    <style:font-face style:name="宋体1" svg:font-family="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Text_20_body">
      <style:text-properties fo:font-size="18.25pt" officeooo:rsid="001ec09d" officeooo:paragraph-rsid="001ec09d" style:font-name-asian="宋体1" style:font-size-asian="16pt" style:language-asian="zh" style:country-asian="CN" style:font-size-complex="18.25pt"/>
    </style:style>
    <style:style style:name="P3" style:family="paragraph" style:parent-style-name="Text_20_body">
      <style:text-properties fo:font-size="18.25pt" officeooo:rsid="001f0f41" officeooo:paragraph-rsid="001f0f41" style:font-name-asian="宋体1" style:font-size-asian="16pt" style:language-asian="zh" style:country-asian="CN" style:font-size-complex="18.25pt"/>
    </style:style>
    <style:style style:name="P4" style:family="paragraph" style:parent-style-name="Text_20_body">
      <style:text-properties fo:font-size="12pt" officeooo:rsid="001f0f41" officeooo:paragraph-rsid="001f0f41" style:font-name-asian="宋体1" style:font-size-asian="12pt" style:language-asian="zh" style:country-asian="CN" style:font-size-complex="12pt"/>
    </style:style>
    <style:style style:name="P5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6" style:family="paragraph" style:parent-style-name="Heading_20_3">
      <style:text-properties fo:font-size="16pt" fo:font-weight="bold" officeooo:rsid="001ec09d" officeooo:paragraph-rsid="001ec09d" style:font-name-asian="宋体1" style:font-size-asian="16pt" style:language-asian="zh" style:country-asian="CN" style:font-size-complex="16pt"/>
    </style:style>
    <style:style style:name="P7" style:family="paragraph" style:parent-style-name="Heading_20_4">
      <style:text-properties fo:font-size="16pt" style:font-size-asian="16pt" style:font-size-complex="16pt"/>
    </style:style>
    <style:style style:name="T1" style:family="text">
      <style:text-properties style:font-name-asian="宋体2"/>
    </style:style>
    <style:style style:name="T2" style:family="text">
      <style:text-properties style:font-name-asian="宋体2" style:font-weight-asian="bold"/>
    </style:style>
    <style:style style:name="T3" style:family="text">
      <style:text-properties style:font-name="Cambria"/>
    </style:style>
    <style:style style:name="T4" style:family="text">
      <style:text-properties style:font-name="Cambria" fo:font-weight="bold"/>
    </style:style>
    <style:style style:name="T5" style:family="text">
      <style:text-properties fo:font-weight="bold"/>
    </style:style>
    <style:style style:name="T6" style:family="text">
      <style:text-properties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P6" text:outline-level="3">3. XPath</text:h>
      <text:h text:style-name="P7" text:outline-level="4"><text:span text:style-name="T5">1</text:span><text:span text:style-name="T2">　什么是</text:span><text:span text:style-name="T4">XPath</text:span></text:h>
      <text:p text:style-name="P5">XPath<text:span text:style-name="T1">即为</text:span><text:span text:style-name="T3">XML</text:span><text:span text:style-name="T1">路径语言（</text:span><text:span text:style-name="T3">XML Path Language</text:span><text:span text:style-name="T1">），它是一种用来确定</text:span><text:span text:style-name="T3">XML</text:span><text:span text:style-name="T1">文档中某部分位置的语言。</text:span><text:span text:style-name="T3">XPath</text:span><text:span text:style-name="T1">基于</text:span><text:span text:style-name="T3">XML</text:span><text:span text:style-name="T1">的树状结构，提供在数据结构树中找寻节点的能力。起初 </text:span><text:span text:style-name="T3">XPath </text:span><text:span text:style-name="T1">的提出的初衷是将其作为一个通用的、介于</text:span><text:span text:style-name="T3">XPointer</text:span><text:span text:style-name="T1">与</text:span><text:span text:style-name="T3">XSL</text:span><text:span text:style-name="T1">间的语法模型。但是 </text:span><text:span text:style-name="T3">XPath </text:span><text:span text:style-name="T1">很快的被开发者采用来当作小型查询语言。</text:span></text:p>
      <text:p text:style-name="P2">2,DOM4J对XPath的支持</text:p>
      <text:p text:style-name="P2">在DOM4J中，NOde接口中的三个方法最为常用：</text:p>
      <text:p text:style-name="P2">List selectNodes(Sring xpathExpression)：在当前节点查找满足XPath表达式的所有字节点；</text:p>
      <text:p text:style-name="P2">Node selectSingleNode(String xpathExpression)：在当前节点中查找满足XPath表达式的第一个节点；</text:p>
      <text:p text:style-name="P2">String valueof(String xpathExpression):在当前节点中查找满足XPath表达式的第一个子节点的文本内容；</text:p>
      <text:p text:style-name="P3">//读取文档,返回文档对象</text:p>
      <text:p text:style-name="P3"><text:tab/><text:tab/><text:span text:style-name="T6">Document doc=reader.read(in);</text:span></text:p>
      <text:p text:style-name="P4"><text:tab/><text:tab/>//获得文档对象的根元素</text:p>
      <text:p text:style-name="P4"><text:tab/><text:tab/>Element root=doc.getRootElement();</text:p>
      <text:p text:style-name="P4"><text:tab/><text:tab/>//获得根节点元素</text:p>
      <text:p text:style-name="P4"><text:tab/><text:tab/>List&lt;Element&gt; elist=root.selectNodes("/students");</text:p>
      <text:p text:style-name="P4"><text:tab/><text:tab/>//获得根节点下的元素</text:p>
      <text:p text:style-name="P4"><text:tab/><text:tab/>List&lt;Element&gt; elist1=root.selectNodes("/students/student");</text:p>
      <text:p text:style-name="P4"><text:tab/><text:tab/>//获得每一个元素下的元素</text:p>
      <text:p text:style-name="P4"><text:tab/><text:tab/>List&lt;Element&gt; elist2=root.selectNodes("/students/student/name");</text:p>
      <text:p text:style-name="P4"><text:tab/><text:tab/>//双斜线只要满足双斜线后面的元素都能查出来</text:p>
      <text:p text:style-name="P4"><text:tab/><text:tab/>List&lt;Element&gt; elist3=root.selectNodes("//name");</text:p>
      <text:p text:style-name="P4"><text:tab/><text:tab/>List&lt;Element&gt; elist4=root.selectNodes("//student/scrore");</text:p>
      <text:p text:style-name="P4"><text:tab/><text:tab/>//*代表所有</text:p>
      <text:p text:style-name="P4"><text:tab/><text:tab/>List&lt;Element&gt; elist5=root.selectNodes("//student/*");</text:p>
      <text:p text:style-name="P4"><text:tab/><text:tab/>//前两级别不限，但必须是两级</text:p>
      <text:p text:style-name="P4"><text:soft-page-break/><text:tab/><text:tab/>List&lt;Element&gt; elist6=root.selectNodes("/*/*/name");</text:p>
      <text:p text:style-name="P4"><text:tab/><text:tab/>//获得指定索引的元素</text:p>
      <text:p text:style-name="P4"><text:tab/><text:tab/>List&lt;Element&gt; elist7=root.selectNodes("/students/student[1]");</text:p>
      <text:p text:style-name="P4"><text:tab/><text:tab/>//获得最后一个</text:p>
      <text:p text:style-name="P4"><text:tab/><text:tab/>List&lt;Element&gt; elist8=root.selectNodes("/students/student[last()]");</text:p>
      <text:p text:style-name="P4"><text:tab/><text:tab/>//根据属性来筛选上一层带有指定属性的元素</text:p>
      <text:p text:style-name="P4"><text:tab/><text:tab/>List&lt;Element&gt; elist9=root.selectNodes("/students/student/@gender");</text:p>
      <text:p text:style-name="P4"><text:tab/><text:tab/>//筛选指定元素的属性是指定的元素</text:p>
      <text:p text:style-name="P4"><text:tab/><text:tab/>List&lt;Element&gt; elist10=root.selectNodes("/students/student[@stuno=9]");</text:p>
      <text:p text:style-name="P4"><text:tab/><text:tab/>System.out.println(elist10);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Tahoma1" svg:font-family="Tahoma"/>
    <style:font-face style:name="宋体2" svg:font-family="宋体"/>
    <style:font-face style:name="宋体1" svg:font-family="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宋体" style:font-family-asian="宋体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3M21S</meta:editing-duration>
    <meta:editing-cycles>4</meta:editing-cycles>
    <meta:generator>LibreOffice/5.3.0.3$Windows_X86_64 LibreOffice_project/7074905676c47b82bbcfbea1aeefc84afe1c50e1</meta:generator>
    <dc:date>2018-03-07T22:04:20.700000000</dc:date>
    <meta:document-statistic meta:table-count="0" meta:image-count="0" meta:object-count="0" meta:page-count="2" meta:paragraph-count="34" meta:word-count="399" meta:character-count="1379" meta:non-whitespace-character-count="1301"/>
    <meta:user-defined meta:name="Info 1"/>
    <meta:user-defined meta:name="Info 2"/>
    <meta:user-defined meta:name="Info 3"/>
    <meta:user-defined meta:name="Info 4"/>
  </office:meta>
</office:document-meta>
</file>